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er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Header" style:family="paragraph">
      <style:paragraph-properties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ListParagraph" style:list-style-name="LFO24" style:family="paragraph">
      <style:text-properties fo:font-size="12pt" style:font-size-asian="12pt" style:font-size-complex="12pt"/>
    </style:style>
    <style:style style:name="P11" style:parent-style-name="ListParagraph" style:list-style-name="LFO24" style:family="paragraph">
      <style:text-properties fo:font-size="12pt" style:font-size-asian="12pt" style:font-size-complex="12pt"/>
    </style:style>
    <style:style style:name="P12" style:parent-style-name="ListParagraph" style:list-style-name="LFO24" style:family="paragraph">
      <style:text-properties fo:font-size="12pt" style:font-size-asian="12pt" style:font-size-complex="12pt"/>
    </style:style>
    <style:style style:name="P13" style:parent-style-name="ListParagraph" style:list-style-name="LFO24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paragraph-properties fo:text-indent="0.5in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fo:font-size="14pt" style:font-size-asian="14pt" style:font-size-complex="14pt"/>
    </style:style>
    <style:style style:name="P18" style:parent-style-name="Normal" style:family="paragraph">
      <style:text-properties fo:font-weight="bold" style:font-weight-asian="bold" fo:font-size="14pt" style:font-size-asian="14pt" style:font-size-complex="14pt"/>
    </style:style>
    <style:style style:name="P19" style:parent-style-name="ListParagraph" style:list-style-name="LFO25" style:family="paragraph">
      <style:text-properties fo:font-size="12pt" style:font-size-asian="12pt" style:font-size-complex="12pt"/>
    </style:style>
    <style:style style:name="P20" style:parent-style-name="ListParagraph" style:list-style-name="LFO25" style:family="paragraph">
      <style:text-properties fo:font-size="12pt" style:font-size-asian="12pt" style:font-size-complex="12pt"/>
    </style:style>
    <style:style style:name="P21" style:parent-style-name="ListParagraph" style:list-style-name="LFO25" style:family="paragraph">
      <style:text-properties fo:font-size="12pt" style:font-size-asian="12pt" style:font-size-complex="12pt"/>
    </style:style>
    <style:style style:name="P22" style:parent-style-name="ListParagraph" style:list-style-name="LFO25" style:family="paragraph">
      <style:text-properties fo:font-size="12pt" style:font-size-asian="12pt" style:font-size-complex="12pt"/>
    </style:style>
    <style:style style:name="P23" style:parent-style-name="ListParagraph" style:list-style-name="LFO25" style:family="paragraph">
      <style:text-properties fo:font-size="12pt" style:font-size-asian="12pt" style:font-size-complex="12pt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8" style:parent-style-name="ListParagraph" style:list-style-name="LFO24" style:family="paragraph">
      <style:text-properties fo:font-size="12pt" style:font-size-asian="12pt" style:font-size-complex="12pt"/>
    </style:style>
    <style:style style:name="P29" style:parent-style-name="ListParagraph" style:list-style-name="LFO24" style:family="paragraph"/>
    <style:style style:name="T30" style:parent-style-name="DefaultParagraphFont" style:family="text">
      <style:text-properties fo:font-size="12pt" style:font-size-asian="12pt" style:font-size-complex="12pt"/>
    </style:style>
    <style:style style:name="P31" style:parent-style-name="ListParagraph" style:list-style-name="LFO24" style:family="paragraph"/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end"/>
      <style:text-properties fo:font-size="14pt" style:font-size-asian="14pt" style:font-size-complex="14pt"/>
    </style:style>
    <style:style style:name="P35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37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ListParagraph" style:list-style-name="LFO24" style:family="paragraph">
      <style:text-properties fo:font-size="12pt" style:font-size-asian="12pt" style:font-size-complex="12pt"/>
    </style:style>
    <style:style style:name="P39" style:parent-style-name="ListParagraph" style:list-style-name="LFO24" style:family="paragraph">
      <style:text-properties fo:font-size="12pt" style:font-size-asian="12pt" style:font-size-complex="12pt"/>
    </style:style>
    <style:style style:name="P40" style:parent-style-name="ListParagraph" style:list-style-name="LFO24" style:family="paragraph">
      <style:text-properties fo:font-size="12pt" style:font-size-asian="12pt" style:font-size-complex="12pt"/>
    </style:style>
    <style:style style:name="P41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45" style:parent-style-name="Normal" style:family="paragraph">
      <style:text-properties fo:font-weight="bold" style:font-weight-asian="bold" fo:font-size="14pt" style:font-size-asian="14pt" style:font-size-complex="14pt"/>
    </style:style>
    <style:style style:name="P46" style:parent-style-name="ListParagraph" style:list-style-name="LFO24" style:family="paragraph">
      <style:text-properties fo:font-size="12pt" style:font-size-asian="12pt" style:font-size-complex="12pt"/>
    </style:style>
    <style:style style:name="P47" style:parent-style-name="ListParagraph" style:list-style-name="LFO24" style:family="paragraph">
      <style:text-properties fo:font-size="12pt" style:font-size-asian="12pt" style:font-size-complex="12pt"/>
    </style:style>
    <style:style style:name="P48" style:parent-style-name="Normal" style:family="paragraph">
      <style:paragraph-properties fo:margin-left="0.5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requency Planner SWOT</text:p>
      <text:p text:style-name="P2">Product<text:s/>and Team<text:s/>Analysis</text:p>
      <text:p text:style-name="P3"/>
      <text:p text:style-name="P4"/>
      <text:p text:style-name="P5"/>
      <text:p text:style-name="P6"/>
      <text:p text:style-name="Normal"><text:tab/><text:span text:style-name="T7">Strengths:</text:span></text:p>
      <text:p text:style-name="P8"><text:tab/>Product:</text:p>
      <text:p text:style-name="P9"/>
      <text:list text:style-name="LFO24" text:continue-numbering="true">
        <text:list-item>
          <text:p text:style-name="P10">Easy to modify once implemented</text:p>
        </text:list-item>
        <text:list-item>
          <text:p text:style-name="P11">It has an audience we can market it to</text:p>
        </text:list-item>
        <text:list-item>
          <text:p text:style-name="P12">Based on a newer technology<text:s/></text:p>
        </text:list-item>
        <text:list-item>
          <text:p text:style-name="P13">It can be easily used in a business environment</text:p>
        </text:list-item>
      </text:list>
      <text:p text:style-name="P14"/>
      <text:p text:style-name="P15"/>
      <text:p text:style-name="P16">Strengths:</text:p>
      <text:p text:style-name="P17"><text:tab/>Team:</text:p>
      <text:p text:style-name="P18"/>
      <text:list text:style-name="LFO25" text:continue-numbering="true">
        <text:list-item>
          <text:p text:style-name="P19">Easy communication between members</text:p>
        </text:list-item>
        <text:list-item>
          <text:p text:style-name="P20">We are open to new ideas</text:p>
        </text:list-item>
        <text:list-item>
          <text:p text:style-name="P21">We have good task distribution</text:p>
        </text:list-item>
        <text:list-item>
          <text:p text:style-name="P22">Enthusiastic to be part of something new</text:p>
        </text:list-item>
        <text:list-item>
          <text:p text:style-name="P23">Good<text:s/>long-term<text:s/>planning</text:p>
        </text:list-item>
      </text:list>
      <text:p text:style-name="P24"/>
      <text:p text:style-name="P25"/>
      <text:p text:style-name="P26">Opportunities:</text:p>
      <text:p text:style-name="P27"/>
      <text:list text:style-name="LFO24" text:continue-numbering="true">
        <text:list-item>
          <text:p text:style-name="P28">Easier to implement due to similar examples found in Optaplanner</text:p>
        </text:list-item>
        <text:list-item>
          <text:p text:style-name="P29"><text:span text:style-name="T30">Multiple learning opportunities, like what are the needs of the market we plan to release it to</text:span></text:p>
        </text:list-item>
        <text:list-item>
          <text:p text:style-name="P31"><text:span text:style-name="T32">An occasion to see how the real development of software works</text:span></text:p>
        </text:list-item>
      </text:list>
      <text:p text:style-name="P33"/>
      <text:p text:style-name="P34"/>
      <text:p text:style-name="P35">Weaknesses</text:p>
      <text:p text:style-name="P36">That we need to eliminate:</text:p>
      <text:p text:style-name="P37"/>
      <text:list text:style-name="LFO24" text:continue-numbering="true">
        <text:list-item>
          <text:p text:style-name="P38">The viability of the solution is directly proportional to the time it takes to find it</text:p>
        </text:list-item>
        <text:list-item>
          <text:p text:style-name="P39">Our team has different levels of knowledge on the subject</text:p>
        </text:list-item>
        <text:list-item>
          <text:p text:style-name="P40">No time to relax</text:p>
        </text:list-item>
      </text:list>
      <text:p text:style-name="P41"/>
      <text:p text:style-name="P42"/>
      <text:soft-page-break/>
      <text:p text:style-name="P43">Threats</text:p>
      <text:p text:style-name="P44">That we can turn into opportunities:</text:p>
      <text:p text:style-name="P45"/>
      <text:list text:style-name="LFO24" text:continue-numbering="true">
        <text:list-item>
          <text:p text:style-name="P46">Our time on the project is limited</text:p>
        </text:list-item>
        <text:list-item>
          <text:p text:style-name="P47">It could turn out the product isn’t<text:s/>viable</text:p>
        </text:list-item>
      </text:list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MS Gothic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MS Gothic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MS Gothic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MS Gothic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MS Gothic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MS Gothic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MS Gothic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MS Gothic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MS Gothic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MS Gothic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MS Gothic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MS Gothic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MS Mincho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MS Mincho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MS Mincho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MS Gothic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TOC9" style:display-name="TOC 9" style:family="paragraph" style:parent-style-name="Normal" style:next-style-name="Normal" style:auto-update="true">
      <style:paragraph-properties fo:margin-bottom="0.0833in" fo:margin-left="1.2201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tam</meta:initial-creator>
    <dc:creator>Andronache Andrei</dc:creator>
    <meta:creation-date>2019-04-10T16:01:00Z</meta:creation-date>
    <dc:date>2019-04-10T16:34:00Z</dc:date>
    <meta:template xlink:href="Single%20spaced%20(blank).dotx" xlink:type="simple"/>
    <meta:editing-cycles>1</meta:editing-cycles>
    <meta:editing-duration>PT198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2" meta:paragraph-count="1" meta:word-count="145" meta:character-count="971" meta:row-count="6" meta:non-whitespace-character-count="827"/>
  </office:meta>
</office:document-meta>
</file>